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3.1299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### Human: What services does BRC Mind and Body Wellness Spa in South Miami offer to enhance overall well-being?### Assistant: BRC Mind and Body Wellness Spa, situated in South Miami, we are dedicated to enhancing your overall well-being, encompassing both the mind and body. Our cutting-edge technology and evidence-based equipment are customized to cater to your specific needs, whether you seek relaxation, stress reduction, anxiety and depression alleviation, rejuvenation, or a holistic approach to health.</text:p>
          </table:table-cell>
        </table:table-row>
        <table:table-row table:style-name="ro1">
          <table:table-cell office:value-type="string" calcext:value-type="string">
            <text:p>### Human: What services do you offer?### Assistant: At Romero Therapy, we offer a range of services designed to help you achieve your wellness goals. Our services include: CRYOTHERAPY THERAPY, FAR INFRARED PEMF SAUNA, RED LIGHT THERAPY, MILD HYPERBARIC CHAMBER, FAR INFRARED PEMF SAUNA, VIBROACOUSTIC LOUNGER</text:p>
          </table:table-cell>
        </table:table-row>
        <table:table-row table:style-name="ro2">
          <table:table-cell office:value-type="string" calcext:value-type="string">
            <text:p>### Human: How To Get Our Services?### Assistant: We Have Every Treatment You Need</text:p>
            <text:p>Whole Body Cryotherapy Packages.</text:p>
            <text:p>Red Light Therapy Packages.</text:p>
            <text:p>Vibroacoustic Therapy Packages.</text:p>
            <text:p>Far Infrared PEMF Sauna Packages.</text:p>
            <text:p>Mild Hyperbaric Oxygen Therapy Package.</text:p>
          </table:table-cell>
        </table:table-row>
        <table:table-row table:style-name="ro3">
          <table:table-cell office:value-type="string" calcext:value-type="string">
            <text:p>### Human: How TO Get Our membership package?### Assistant: This is 3 month package</text:p>
            <text:p>Gold Packages $1500</text:p>
            <text:p>Per Package</text:p>
            <text:p>12 Cryotherapy Sessions (1 session per week)</text:p>
            <text:p>12 Far-Infrared PEMF Sauna Therapy Sessions (1 session per week)</text:p>
            <text:p>12 Mild Hyperbaric Oxygen Therapy Sessions (1 session per week)</text:p>
            <text:p>12 Vibroacoustic Therapy Sessions (1 session per week) </text:p>
            <text:p>This is 3 month package</text:p>
            <text:p>Platinum package $2500</text:p>
            <text:p>Per Package</text:p>
            <text:p>24 Cryotherapy Sessions (2 sessions per week)</text:p>
            <text:p>24 Red Light Therapy Sessions (2 sessions per week)</text:p>
            <text:p>24 Mild Hyperbaric Oxygen Therapy Sessions (2 sessions per week)</text:p>
            <text:p>24 Vibroacoustic Therapy Sessions (2 sessions per week)This is 3 month package</text:p>
            <text:p>Diamond Package $3500</text:p>
            <text:p>Per Package</text:p>
            <text:p>36 Cryotherapy Sessions (3 sessions per week)</text:p>
            <text:p>36 Far-Infrared Sauna Therapy Sessions (3 sessions per week)</text:p>
            <text:p>36 Mild Hyperbaric Oxygen Therapy Sessions (3 sessions per week)</text:p>
            <text:p>36 Vibroacoustic Therapy Sessions (3 sessions per week)</text:p>
          </table:table-cell>
        </table:table-row>
        <table:table-row table:style-name="ro4">
          <table:table-cell office:value-type="string" calcext:value-type="string">
            <text:p>### Human: Where is Our Office?### Assistant: </text:p>
            <text:p>Our Office</text:p>
            <text:p>7900 SW 57th Ave, Suite 24, South Miami, FL, United States</text:p>
            <text:p>Everyday 9 AM - 10 PM</text:p>
            <text:p>(786) 383-2779</text:p>
          </table:table-cell>
        </table:table-row>
        <table:table-row table:style-name="ro5">
          <table:table-cell office:value-type="string" calcext:value-type="string">
            <text:p>### Human: what is Opening Hours?### Assistant: </text:p>
            <text:p>Opening Hours</text:p>
            <text:p>Mon - Tue</text:p>
            <text:p>Wed - Thu</text:p>
            <text:p>Fri - Sat</text:p>
            <text:p>Sunday</text:p>
            <text:p>10 AM - 07 PM</text:p>
            <text:p>10 AM - 07 PM</text:p>
            <text:p>09 AM - 11 PM</text:p>
            <text:p>09 AM - 11 PM</text:p>
          </table:table-cell>
        </table:table-row>
        <table:table-row table:style-name="ro2">
          <table:table-cell office:value-type="string" calcext:value-type="string">
            <text:p>### Human: what is description of WHOLE BODY CRYOTHERAPY THERAPY CHAMBER? ### Assistant: </text:p>
            <text:p>$69 per session</text:p>
            <text:p>WHOLE BODY CRYOTHERAPY THERAPY CHAMBER</text:p>
            <text:p>30-minute session.</text:p>
            <text:p/>
            <text:p>Experience the benefits of whole body cryotherapy. This service helps reduce inflammation, improve recovery time, and boost overall well-being. Step into our chamber for a refreshing and rejuvenating session.</text:p>
          </table:table-cell>
        </table:table-row>
        <table:table-row table:style-name="ro2">
          <table:table-cell office:value-type="string" calcext:value-type="string">
            <text:p>### Human: What is description of MILD HYPERBARIC CHAMBER?## Assistant: </text:p>
            <text:p>$120 per session</text:p>
            <text:p>MILD HYPERBARIC CHAMBER</text:p>
            <text:p>120-minute session</text:p>
            <text:p/>
            <text:p>Enhance your body’s natural healing abilities and improve your overall well-being during session of Mild Hyperbaric Oxygen Therapy (mHBOT). By utilizing our advanced chamber that delivers a continuous supply of pure oxygen, this non-medical service helps strengthen your immune system, reduce inflammation, promote better sleep, and enhance cognitive function. </text:p>
          </table:table-cell>
        </table:table-row>
        <table:table-row table:style-name="ro2">
          <table:table-cell office:value-type="string" calcext:value-type="string">
            <text:p>### Human: what is description of RED LIGHT THERAPY?### Assistant: </text:p>
            <text:p>$65 per session</text:p>
            <text:p>RED LIGHT THERAPY</text:p>
            <text:p>20-minute session</text:p>
            <text:p>Our Red Light Therapy sessions help improve skin health and reduce inflammation. This non-invasive treatment supports natural healing and can enhance overall well-being in a relaxing environment.</text:p>
            <text:p/>
          </table:table-cell>
        </table:table-row>
        <table:table-row table:style-name="ro6">
          <table:table-cell office:value-type="string" calcext:value-type="string">
            <text:p>### Human: How To Prepare For your Therapy Session?### Assistant: BRC Mind and Body Wellness Spa, situated in South Miami, we are dedicated to enhancing your overall well-being, encompassing both the mind and body. Our cutting-edge technology and evidence-based equipment are customized to cater to your specific needs, whether you seek relaxation, stress reduction, anxiety and depression alleviation, rejuvenation, or a holistic approach to health. With a team of devoted experts, we provide exceptional spa and wellness experiences. Our extensive array of services includes cryotherapy, red light therapy, far infrared dry sauna, mild-hyperbaric chamber, and meditation with a vibroacoustic table. Embark on a transformative journey towards optimal wellness at BRC Mind and Body Wellness Sp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0:08:28.579253709</meta:creation-date>
    <dc:date>2024-08-16T10:31:21.004361382</dc:date>
    <meta:editing-duration>PT1M32S</meta:editing-duration>
    <meta:editing-cycles>1</meta:editing-cycles>
    <meta:document-statistic meta:table-count="1" meta:cell-count="11" meta:object-count="0"/>
    <meta:generator>LibreOffice/7.3.7.2$Linux_X86_64 LibreOffice_project/30$Build-2</meta:generator>
  </office:meta>
</office:document-meta>
</file>